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5.696cm"/>
    </style:style>
    <style:style style:name="co3" style:family="table-column">
      <style:table-column-properties fo:break-before="auto" style:column-width="2.29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3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127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28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 style:data-style-name="N128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#000000" fo:border="0.74pt solid #000000"/>
      <style:text-properties fo:color="#ffffff"/>
    </style:style>
    <style:style style:name="ce16" style:family="table-cell" style:parent-style-name="Default" style:data-style-name="N2">
      <style:table-cell-properties fo:border="0.74pt solid #000000"/>
    </style:style>
    <style:style style:name="ce17" style:family="table-cell" style:parent-style-name="Default" style:data-style-name="N11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letim de Notas" table:style-name="ta1">
        <table:shapes>
          <draw:frame draw:z-index="0" draw:style-name="gr1" draw:text-style-name="P1" svg:width="14.817cm" svg:height="8.999cm" svg:x="0.846cm" svg:y="5.519cm">
            <draw:object draw:notify-on-update-of-ranges="'Boletim de Notas'.B2:'Boletim de Notas'.B2 'Boletim de Notas'.B3:'Boletim de Notas'.B10 'Boletim de Notas'.C2:'Boletim de Notas'.C2 'Boletim de Notas'.C3:'Boletim de Notas'.C10 'Boletim de Notas'.D2:'Boletim de Notas'.D2 'Boletim de Notas'.D3:'Boletim de Notas'.D10 'Boletim de Notas'.E2:'Boletim de Notas'.E2 'Boletim de Notas'.E3:'Boletim de Notas'.E10 'Boletim de Notas'.F2:'Boletim de Notas'.F2 'Boletim de Notas'.F3:'Boletim de Notas'.F10 'Boletim de Notas'.G2:'Boletim de Notas'.G2 'Boletim de Notas'.G3:'Boletim de Notas'.G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number-columns-repeated="4" table:default-cell-style-name="ce5"/>
        <table:table-column table:style-name="co4" table:default-cell-style-name="ce18"/>
        <table:table-row table:style-name="ro1">
          <table:table-cell/>
          <table:table-cell table:style-name="ce1" office:value-type="string" calcext:value-type="string" table:number-columns-spanned="5" table:number-rows-spanned="1">
            <text:p>BOLETIM DE NOTAS</text:p>
          </table:table-cell>
          <table:covered-table-cell table:number-columns-repeated="4" table:style-name="Default"/>
          <table:table-cell table:style-name="Default"/>
        </table:table-row>
        <table:table-row table:style-name="ro1">
          <table:table-cell/>
          <table:table-cell table:style-name="ce2" office:value-type="string" calcext:value-type="string">
            <text:p>NOME</text:p>
          </table:table-cell>
          <table:table-cell table:style-name="ce4" office:value-type="string" calcext:value-type="string">
            <text:p>1º BIM</text:p>
          </table:table-cell>
          <table:table-cell table:style-name="ce4" office:value-type="string" calcext:value-type="string">
            <text:p>2º BIM</text:p>
          </table:table-cell>
          <table:table-cell table:style-name="ce4" office:value-type="string" calcext:value-type="string">
            <text:p>3º BIM</text:p>
          </table:table-cell>
          <table:table-cell table:style-name="ce4" office:value-type="string" calcext:value-type="string">
            <text:p>4º BIM</text:p>
          </table:table-cell>
          <table:table-cell table:style-name="ce4" office:value-type="string" calcext:value-type="string">
            <text:p>MÉDIA</text:p>
          </table:table-cell>
        </table:table-row>
        <table:table-row table:style-name="ro1">
          <table:table-cell/>
          <table:table-cell office:value-type="string" calcext:value-type="string">
            <text:p>Cátia França Dia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AVERAGE([.C3:.F3])"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Juvelino Cortes Nu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formula="of:=AVERAGE([.C4:.F4])" office:value-type="float" office:value="4.625" calcext:value-type="float">
            <text:p>4,6</text:p>
          </table:table-cell>
        </table:table-row>
        <table:table-row table:style-name="ro1">
          <table:table-cell/>
          <table:table-cell office:value-type="string" calcext:value-type="string">
            <text:p>Paulo José Marqu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table:formula="of:=AVERAGE([.C5:.F5])" office:value-type="float" office:value="5" calcext:value-type="float">
            <text:p>5,0</text:p>
          </table:table-cell>
        </table:table-row>
        <table:table-row table:style-name="ro1">
          <table:table-cell/>
          <table:table-cell office:value-type="string" calcext:value-type="string">
            <text:p>Carlos Ferreira Vaz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6.5" calcext:value-type="float">
            <text:p>6,5</text:p>
          </table:table-cell>
          <table:table-cell office:value-type="float" office:value="5" calcext:value-type="float">
            <text:p>5</text:p>
          </table:table-cell>
          <table:table-cell table:formula="of:=AVERAGE([.C6:.F6])" office:value-type="float" office:value="6" calcext:value-type="float">
            <text:p>6,0</text:p>
          </table:table-cell>
        </table:table-row>
        <table:table-row table:style-name="ro1">
          <table:table-cell/>
          <table:table-cell office:value-type="string" calcext:value-type="string">
            <text:p>Marcos Paulo Ferreira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C7:.F7])" office:value-type="float" office:value="6.25" calcext:value-type="float">
            <text:p>6,3</text:p>
          </table:table-cell>
        </table:table-row>
        <table:table-row table:style-name="ro1">
          <table:table-cell/>
          <table:table-cell office:value-type="string" calcext:value-type="string">
            <text:p>Vitor Cavalcanti Xavier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.5" calcext:value-type="float">
            <text:p>6,5</text:p>
          </table:table-cell>
          <table:table-cell office:value-type="float" office:value="9" calcext:value-type="float">
            <text:p>9</text:p>
          </table:table-cell>
          <table:table-cell table:formula="of:=AVERAGE([.C8:.F8])"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Ana Paula Silva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table:formula="of:=AVERAGE([.C9:.F9])"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Edson Souza Gomes</text:p>
          </table:table-cell>
          <table:table-cell office:value-type="float" office:value="9" calcext:value-type="float">
            <text:p>9</text:p>
          </table:table-cell>
          <table:table-cell office:value-type="float" office:value="9.5" calcext:value-type="float">
            <text:p>9,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AVERAGE([.C10:.F10])" office:value-type="float" office:value="9.125" calcext:value-type="float">
            <text:p>9,1</text:p>
          </table:table-cell>
        </table:table-row>
        <table:table-row table:style-name="ro1">
          <table:table-cell/>
          <table:table-cell table:style-name="ce2" office:value-type="string" calcext:value-type="string">
            <text:p>MÉDIA DO BIMESTRE</text:p>
          </table:table-cell>
          <table:table-cell table:style-name="ce6" table:formula="of:=AVERAGE([.C3:.C10])" office:value-type="float" office:value="5.625" calcext:value-type="float">
            <text:p>5,6</text:p>
          </table:table-cell>
          <table:table-cell table:style-name="ce6" table:formula="of:=AVERAGE([.D3:.D10])" office:value-type="float" office:value="5.9375" calcext:value-type="float">
            <text:p>5,9</text:p>
          </table:table-cell>
          <table:table-cell table:style-name="ce6" table:formula="of:=AVERAGE([.E3:.E10])" office:value-type="float" office:value="6.5625" calcext:value-type="float">
            <text:p>6,6</text:p>
          </table:table-cell>
          <table:table-cell table:style-name="ce6" table:formula="of:=AVERAGE([.F3:.F10])" office:value-type="float" office:value="7.125" calcext:value-type="float">
            <text:p>7,1</text:p>
          </table:table-cell>
          <table:table-cell table:style-name="ce19" table:formula="of:=AVERAGE([.C11:.F11])" office:value-type="float" office:value="6.3125" calcext:value-type="float">
            <text:p>6,3</text:p>
          </table:table-cell>
        </table:table-row>
      </table:table>
      <table:table table:name="Evasão de Cursos" table:style-name="ta1">
        <table:shapes>
          <draw:frame draw:z-index="0" draw:style-name="gr1" draw:text-style-name="P1" svg:width="15.999cm" svg:height="15.873cm" svg:x="0.238cm" svg:y="12.033cm">
            <draw:object draw:notify-on-update-of-ranges="'Evasão de Cursos'.A2:'Evasão de Cursos'.A2 'Evasão de Cursos'.A3:'Evasão de Cursos'.A24 'Evasão de Cursos'.D2:'Evasão de Cursos'.D2 'Evasão de Cursos'.D3:'Evasão de Cursos'.D24 'Evasão de Cursos'.E2:'Evasão de Cursos'.E2 'Evasão de Cursos'.E3:'Evasão de Cursos'.E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7"/>
        <table:table-row table:style-name="ro1">
          <table:table-cell table:style-name="ce13" office:value-type="string" calcext:value-type="string" table:number-columns-spanned="6" table:number-rows-spanned="1">
            <text:p>CURSOS – 1º SEMESTRE DE 2016</text:p>
          </table:table-cell>
          <table:covered-table-cell table:number-columns-repeated="4"/>
          <table:covered-table-cell table:style-name="ce3"/>
        </table:table-row>
        <table:table-row table:style-name="ro1">
          <table:table-cell table:style-name="ce2" office:value-type="string" calcext:value-type="string">
            <text:p>Cursos</text:p>
          </table:table-cell>
          <table:table-cell table:style-name="ce2" office:value-type="string" calcext:value-type="string">
            <text:p>Modalidade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Matriculados</text:p>
          </table:table-cell>
          <table:table-cell table:style-name="ce2" office:value-type="string" calcext:value-type="string">
            <text:p>Evadidos</text:p>
          </table:table-cell>
          <table:table-cell table:style-name="ce2" office:value-type="string" calcext:value-type="string">
            <text:p>Percentual de Evasão</text:p>
          </table:table-cell>
        </table:table-row>
        <table:table-row table:style-name="ro1">
          <table:table-cell office:value-type="string" calcext:value-type="string">
            <text:p>Curso A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Administrativa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table:formula="of:=[.E3]/[.D3]"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Curso B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E4]/[.D4]" office:value-type="percentage" office:value="0.116666666666667" calcext:value-type="percentage">
            <text:p>11,67%</text:p>
          </table:table-cell>
        </table:table-row>
        <table:table-row table:style-name="ro1">
          <table:table-cell office:value-type="string" calcext:value-type="string">
            <text:p>Curso C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Administrativa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E5]/[.D5]" office:value-type="percentage" office:value="0.114285714285714" calcext:value-type="percentage">
            <text:p>11,43%</text:p>
          </table:table-cell>
        </table:table-row>
        <table:table-row table:style-name="ro1">
          <table:table-cell office:value-type="string" calcext:value-type="string">
            <text:p>Curso D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E6]/[.D6]" office:value-type="percentage" office:value="0.1375" calcext:value-type="percentage">
            <text:p>13,75%</text:p>
          </table:table-cell>
        </table:table-row>
        <table:table-row table:style-name="ro1">
          <table:table-cell office:value-type="string" calcext:value-type="string">
            <text:p>Curso E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E7]/[.D7]"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Curso F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Administrativ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formula="of:=[.E8]/[.D8]" office:value-type="percentage" office:value="0.833333333333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Curso G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[.E9]/[.D9]"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Curso H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Administrativa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E10]/[.D10]" office:value-type="percentage" office:value="0.1125" calcext:value-type="percentage">
            <text:p>11,25%</text:p>
          </table:table-cell>
        </table:table-row>
        <table:table-row table:style-name="ro1">
          <table:table-cell office:value-type="string" calcext:value-type="string">
            <text:p>Curso I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E11]/[.D11]"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Curso J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E12]/[.D12]" office:value-type="percentage" office:value="0.114285714285714" calcext:value-type="percentage">
            <text:p>11,43%</text:p>
          </table:table-cell>
        </table:table-row>
        <table:table-row table:style-name="ro1">
          <table:table-cell office:value-type="string" calcext:value-type="string">
            <text:p>Curso K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Administrativa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[.E13]/[.D13]"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Curso L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table:formula="of:=[.E14]/[.D14]" office:value-type="percentage" office:value="0.157142857142857" calcext:value-type="percentage">
            <text:p>15,71%</text:p>
          </table:table-cell>
        </table:table-row>
        <table:table-row table:style-name="ro1">
          <table:table-cell office:value-type="string" calcext:value-type="string">
            <text:p>Curso M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Administrativa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E15]/[.D15]" office:value-type="percentage" office:value="0.2" calcext:value-type="percentage">
            <text:p>20,00%</text:p>
          </table:table-cell>
        </table:table-row>
        <table:table-row table:style-name="ro1">
          <table:table-cell office:value-type="string" calcext:value-type="string">
            <text:p>Curso N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formula="of:=[.E16]/[.D16]" office:value-type="percentage" office:value="0.153846153846154" calcext:value-type="percentage">
            <text:p>15,38%</text:p>
          </table:table-cell>
        </table:table-row>
        <table:table-row table:style-name="ro1">
          <table:table-cell office:value-type="string" calcext:value-type="string">
            <text:p>Curso O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table:formula="of:=[.E17]/[.D17]" office:value-type="percentage" office:value="0.152941176470588" calcext:value-type="percentage">
            <text:p>15,29%</text:p>
          </table:table-cell>
        </table:table-row>
        <table:table-row table:style-name="ro1">
          <table:table-cell office:value-type="string" calcext:value-type="string">
            <text:p>Curso P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Administrativa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formula="of:=[.E18]/[.D18]"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Curso Q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formula="of:=[.E19]/[.D19]" office:value-type="percentage" office:value="0.169230769230769" calcext:value-type="percentage">
            <text:p>16,92%</text:p>
          </table:table-cell>
        </table:table-row>
        <table:table-row table:style-name="ro1">
          <table:table-cell office:value-type="string" calcext:value-type="string">
            <text:p>Curso R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Administrativa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table:formula="of:=[.E20]/[.D20]" office:value-type="percentage" office:value="0.128571428571429" calcext:value-type="percentage">
            <text:p>12,86%</text:p>
          </table:table-cell>
        </table:table-row>
        <table:table-row table:style-name="ro1">
          <table:table-cell office:value-type="string" calcext:value-type="string">
            <text:p>Curso S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E21]/[.D21]" office:value-type="percentage" office:value="0.127272727272727" calcext:value-type="percentage">
            <text:p>12,73%</text:p>
          </table:table-cell>
        </table:table-row>
        <table:table-row table:style-name="ro1">
          <table:table-cell office:value-type="string" calcext:value-type="string">
            <text:p>Curso T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Administrativa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E22]/[.D22]"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Curso U</text:p>
          </table:table-cell>
          <table:table-cell office:value-type="string" calcext:value-type="string">
            <text:p>Presencial</text:p>
          </table:table-cell>
          <table:table-cell office:value-type="string" calcext:value-type="string">
            <text:p>Línguas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E23]/[.D23]" office:value-type="percentage" office:value="0.0444444444444444" calcext:value-type="percentage">
            <text:p>4,44%</text:p>
          </table:table-cell>
        </table:table-row>
        <table:table-row table:style-name="ro1">
          <table:table-cell office:value-type="string" calcext:value-type="string">
            <text:p>Curso V</text:p>
          </table:table-cell>
          <table:table-cell office:value-type="string" calcext:value-type="string">
            <text:p>EaD</text:p>
          </table:table-cell>
          <table:table-cell office:value-type="string" calcext:value-type="string">
            <text:p>Administrativa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E24]/[.D24]" office:value-type="percentage" office:value="0.075" calcext:value-type="percentage">
            <text:p>7,50%</text:p>
          </table:table-cell>
        </table:table-row>
        <table:table-row table:style-name="ro1">
          <table:table-cell table:style-name="ce14" table:number-columns-repeated="2"/>
          <table:table-cell table:style-name="ce15" office:value-type="string" calcext:value-type="string">
            <text:p>TOTAL:</text:p>
          </table:table-cell>
          <table:table-cell table:formula="of:=SUMPRODUCT([.D3:.D24])" office:value-type="float" office:value="1440" calcext:value-type="float">
            <text:p>1440</text:p>
          </table:table-cell>
          <table:table-cell table:formula="of:=SUMPRODUCT([.E3:.E24])" office:value-type="float" office:value="260" calcext:value-type="float">
            <text:p>260</text:p>
          </table:table-cell>
          <table:table-cell table:style-name="ce15" office:value-type="string" calcext:value-type="string">
            <text:p>Percentual de Evasão</text:p>
          </table:table-cell>
        </table:table-row>
        <table:table-row table:style-name="ro1">
          <table:table-cell table:style-name="ce14" table:number-columns-repeated="2"/>
          <table:table-cell table:style-name="ce15" office:value-type="string" calcext:value-type="string">
            <text:p>MÉDIA:</text:p>
          </table:table-cell>
          <table:table-cell table:style-name="ce16" table:formula="of:=AVERAGE([.D3:.D24])" office:value-type="float" office:value="65.4545454545455" calcext:value-type="float">
            <text:p>65,45</text:p>
          </table:table-cell>
          <table:table-cell table:style-name="ce16" table:formula="of:=AVERAGE([.E3:.E24])" office:value-type="float" office:value="11.8181818181818" calcext:value-type="float">
            <text:p>11,82</text:p>
          </table:table-cell>
          <table:table-cell table:formula="of:=[.E26]/[.D26]" office:value-type="percentage" office:value="0.180555555555555" calcext:value-type="percentage">
            <text:p>18,0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15" number:min-decimal-places="15" number:min-integer-digits="1"/>
    </number:number-style>
    <number:number-style style:name="N120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02T14:52:48.624065350</meta:creation-date>
    <dc:date>2023-08-26T10:29:39.672000000</dc:date>
    <meta:editing-duration>PT2H37M41S</meta:editing-duration>
    <meta:editing-cycles>10</meta:editing-cycles>
    <meta:generator>LibreOffice/7.5.1.2$Windows_X86_64 LibreOffice_project/fcbaee479e84c6cd81291587d2ee68cba099e129</meta:generator>
    <meta:document-statistic meta:table-count="2" meta:cell-count="20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818cm" svg:height="9cm" xlink:href=".." xlink:type="simple" chart:class="chart:bar" chart:style-name="ch1">
        <chart:title svg:x="5.169cm" svg:y="0.316cm" chart:style-name="ch2">
          <text:p>BOLETIM DE NOTAS</text:p>
        </chart:title>
        <chart:subtitle svg:x="4.256cm" svg:y="1.275cm" chart:style-name="ch3">
          <text:p>Métodos Computacionais Aplicados</text:p>
        </chart:subtitle>
        <chart:legend chart:legend-position="end" svg:x="12.363cm" svg:y="3.205cm" style:legend-expansion="high" chart:style-name="ch4"/>
        <chart:plot-area chart:style-name="ch5" table:cell-range-address="'Boletim de Notas'.B2:'Boletim de Notas'.G10" chart:data-source-has-labels="both" svg:x="0.296cm" svg:y="2.138cm" svg:width="11.771cm" svg:height="6.682cm">
          <chart:coordinate-region svg:x="1.689cm" svg:y="2.337cm" svg:width="10.331cm" svg:height="3.464cm"/>
          <chart:axis chart:dimension="x" chart:name="primary-x" chart:style-name="ch6" chartooo:axis-type="auto">
            <chartooo:date-scale/>
            <chart:categories table:cell-range-address="'Boletim de Notas'.B3:'Boletim de Notas'.B1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Boletim de Notas'.C3:'Boletim de Notas'.C10" chart:label-cell-address="'Boletim de Notas'.C2:'Boletim de Notas'.C2" chart:class="chart:bar">
            <chart:data-point chart:repeated="8"/>
          </chart:series>
          <chart:series chart:style-name="ch10" chart:values-cell-range-address="'Boletim de Notas'.D3:'Boletim de Notas'.D10" chart:label-cell-address="'Boletim de Notas'.D2:'Boletim de Notas'.D2" chart:class="chart:bar">
            <chart:data-point chart:repeated="8"/>
          </chart:series>
          <chart:series chart:style-name="ch11" chart:values-cell-range-address="'Boletim de Notas'.E3:'Boletim de Notas'.E10" chart:label-cell-address="'Boletim de Notas'.E2:'Boletim de Notas'.E2" chart:class="chart:bar">
            <chart:data-point chart:repeated="8"/>
          </chart:series>
          <chart:series chart:style-name="ch12" chart:values-cell-range-address="'Boletim de Notas'.F3:'Boletim de Notas'.F10" chart:label-cell-address="'Boletim de Notas'.F2:'Boletim de Notas'.F2" chart:class="chart:bar">
            <chart:data-point chart:repeated="8"/>
          </chart:series>
          <chart:series chart:style-name="ch13" chart:values-cell-range-address="'Boletim de Notas'.G3:'Boletim de Notas'.G10" chart:label-cell-address="'Boletim de Notas'.G2:'Boletim de Notas'.G2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º BIM</text:p>
                <draw:g>
                  <svg:desc>'Boletim de Notas'.C2:'Boletim de Notas'.C2</svg:desc>
                </draw:g>
              </table:table-cell>
              <table:table-cell office:value-type="string">
                <text:p>2º BIM</text:p>
                <draw:g>
                  <svg:desc>'Boletim de Notas'.D2:'Boletim de Notas'.D2</svg:desc>
                </draw:g>
              </table:table-cell>
              <table:table-cell office:value-type="string">
                <text:p>3º BIM</text:p>
                <draw:g>
                  <svg:desc>'Boletim de Notas'.E2:'Boletim de Notas'.E2</svg:desc>
                </draw:g>
              </table:table-cell>
              <table:table-cell office:value-type="string">
                <text:p>4º BIM</text:p>
                <draw:g>
                  <svg:desc>'Boletim de Notas'.F2:'Boletim de Notas'.F2</svg:desc>
                </draw:g>
              </table:table-cell>
              <table:table-cell office:value-type="string">
                <text:p>MÉDIA</text:p>
                <draw:g>
                  <svg:desc>'Boletim de Notas'.G2:'Boletim de Notas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átia França Dias</text:p>
                <draw:g>
                  <svg:desc>'Boletim de Notas'.B3:'Boletim de Notas'.B10</svg:desc>
                </draw:g>
              </table:table-cell>
              <table:table-cell office:value-type="float" office:value="4">
                <text:p>4</text:p>
                <draw:g>
                  <svg:desc>'Boletim de Notas'.C3:'Boletim de Notas'.C10</svg:desc>
                </draw:g>
              </table:table-cell>
              <table:table-cell office:value-type="float" office:value="3">
                <text:p>3</text:p>
                <draw:g>
                  <svg:desc>'Boletim de Notas'.D3:'Boletim de Notas'.D10</svg:desc>
                </draw:g>
              </table:table-cell>
              <table:table-cell office:value-type="float" office:value="4">
                <text:p>4</text:p>
                <draw:g>
                  <svg:desc>'Boletim de Notas'.E3:'Boletim de Notas'.E10</svg:desc>
                </draw:g>
              </table:table-cell>
              <table:table-cell office:value-type="float" office:value="7">
                <text:p>7</text:p>
                <draw:g>
                  <svg:desc>'Boletim de Notas'.F3:'Boletim de Notas'.F10</svg:desc>
                </draw:g>
              </table:table-cell>
              <table:table-cell office:value-type="float" office:value="4.5">
                <text:p>4.5</text:p>
                <draw:g>
                  <svg:desc>'Boletim de Notas'.G3:'Boletim de Notas'.G10</svg:desc>
                </draw:g>
              </table:table-cell>
            </table:table-row>
            <table:table-row>
              <table:table-cell office:value-type="string">
                <text:p>Juvelino Cortes Nunes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Paulo José Marques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arlos Ferreira Vaz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Marcos Paulo Ferreira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Vitor Cavalcanti Xavier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Ana Paula Silva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Edson Souza Gomes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9.125">
                <text:p>9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15.874cm" xlink:href=".." xlink:type="simple" chart:class="chart:bar" chart:style-name="ch1">
        <chart:legend chart:legend-position="end" svg:x="13.287cm" svg:y="7.389cm" style:legend-expansion="high" chart:style-name="ch2"/>
        <chart:plot-area chart:style-name="ch3" table:cell-range-address="'Evasão de Cursos'.A2:'Evasão de Cursos'.A24 'Evasão de Cursos'.D2:'Evasão de Cursos'.E24" chart:data-source-has-labels="both" svg:x="0.32cm" svg:y="0.317cm" svg:width="12.647cm" svg:height="15.24cm">
          <chart:coordinate-region svg:x="1.867cm" svg:y="0.317cm" svg:width="10.913cm" svg:height="14.593cm"/>
          <chart:axis chart:dimension="x" chart:name="primary-x" chart:style-name="ch4" chartooo:axis-type="auto">
            <chartooo:date-scale/>
            <chart:categories table:cell-range-address="'Evasão de Cursos'.A3:'Evasão de Cursos'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vasão de Cursos'.D3:'Evasão de Cursos'.D24" chart:label-cell-address="'Evasão de Cursos'.D2:'Evasão de Cursos'.D2" chart:class="chart:bar">
            <chart:data-point chart:repeated="22"/>
          </chart:series>
          <chart:series chart:style-name="ch8" chart:values-cell-range-address="'Evasão de Cursos'.E3:'Evasão de Cursos'.E24" chart:label-cell-address="'Evasão de Cursos'.E2:'Evasão de Cursos'.E2" chart:class="chart:bar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culados</text:p>
                <draw:g>
                  <svg:desc>'Evasão de Cursos'.D2:'Evasão de Cursos'.D2</svg:desc>
                </draw:g>
              </table:table-cell>
              <table:table-cell office:value-type="string">
                <text:p>Evadidos</text:p>
                <draw:g>
                  <svg:desc>'Evasão de Cursos'.E2:'Evasão de Curso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rso A</text:p>
                <draw:g>
                  <svg:desc>'Evasão de Cursos'.A3:'Evasão de Cursos'.A24</svg:desc>
                </draw:g>
              </table:table-cell>
              <table:table-cell office:value-type="float" office:value="50">
                <text:p>50</text:p>
                <draw:g>
                  <svg:desc>'Evasão de Cursos'.D3:'Evasão de Cursos'.D24</svg:desc>
                </draw:g>
              </table:table-cell>
              <table:table-cell office:value-type="float" office:value="23">
                <text:p>23</text:p>
                <draw:g>
                  <svg:desc>'Evasão de Cursos'.E3:'Evasão de Cursos'.E24</svg:desc>
                </draw:g>
              </table:table-cell>
            </table:table-row>
            <table:table-row>
              <table:table-cell office:value-type="string">
                <text:p>Curso B</text:p>
              </table:table-cell>
              <table:table-cell office:value-type="float" office:value="60">
                <text:p>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urso C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urso D</text:p>
              </table:table-cell>
              <table:table-cell office:value-type="float" office:value="80">
                <text:p>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urso E</text:p>
              </table:table-cell>
              <table:table-cell office:value-type="float" office:value="50">
                <text:p>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urso F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urso G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urso H</text:p>
              </table:table-cell>
              <table:table-cell office:value-type="float" office:value="80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rso I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urso J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urso K</text:p>
              </table:table-cell>
              <table:table-cell office:value-type="float" office:value="80">
                <text:p>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urso L</text:p>
              </table:table-cell>
              <table:table-cell office:value-type="float" office:value="70">
                <text:p>7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urso M</text:p>
              </table:table-cell>
              <table:table-cell office:value-type="float" office:value="75">
                <text:p>7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urso N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urso O</text:p>
              </table:table-cell>
              <table:table-cell office:value-type="float" office:value="85">
                <text:p>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urso P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urso Q</text:p>
              </table:table-cell>
              <table:table-cell office:value-type="float" office:value="65">
                <text:p>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Curso R</text:p>
              </table:table-cell>
              <table:table-cell office:value-type="float" office:value="70">
                <text:p>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urso S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urso T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urso U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urso V</text:p>
              </table:table-cell>
              <table:table-cell office:value-type="float" office:value="40">
                <text:p>4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1.2$Windows_X86_64 LibreOffice_project/fcbaee479e84c6cd81291587d2ee68cba099e129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